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39mm"/>
    </style:style>
    <style:style style:name="co3" style:family="table-column">
      <style:table-column-properties fo:break-before="auto" style:column-width="35.97mm"/>
    </style:style>
    <style:style style:name="co4" style:family="table-column">
      <style:table-column-properties fo:break-before="auto" style:column-width="37.22mm"/>
    </style:style>
    <style:style style:name="co5" style:family="table-column">
      <style:table-column-properties fo:break-before="auto" style:column-width="36.69mm"/>
    </style:style>
    <style:style style:name="co6" style:family="table-column">
      <style:table-column-properties fo:break-before="auto" style:column-width="39.18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38.47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40.43mm"/>
    </style:style>
    <style:style style:name="co12" style:family="table-column">
      <style:table-column-properties fo:break-before="auto" style:column-width="38.82mm"/>
    </style:style>
    <style:style style:name="co13" style:family="table-column">
      <style:table-column-properties fo:break-before="auto" style:column-width="41.13mm"/>
    </style:style>
    <style:style style:name="co14" style:family="table-column">
      <style:table-column-properties fo:break-before="auto" style:column-width="40.25mm"/>
    </style:style>
    <style:style style:name="co15" style:family="table-column">
      <style:table-column-properties fo:break-before="auto" style:column-width="39.35mm"/>
    </style:style>
    <style:style style:name="co16" style:family="table-column">
      <style:table-column-properties fo:break-before="auto" style:column-width="3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06mm" fo:break-before="auto" style:use-optimal-row-height="false"/>
    </style:style>
    <style:style style:name="ro4" style:family="table-row">
      <style:table-row-properties style:row-height="1.94mm" fo:break-before="auto" style:use-optimal-row-height="false"/>
    </style:style>
    <style:style style:name="ro5" style:family="table-row">
      <style:table-row-properties style:row-height="12.35mm" fo:break-before="auto" style:use-optimal-row-height="true"/>
    </style:style>
    <style:style style:name="ro6" style:family="table-row">
      <style:table-row-properties style:row-height="16.23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1.76mm" fo:break-before="auto" style:use-optimal-row-height="false"/>
    </style:style>
    <style:style style:name="ro9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fo:wrap-option="wrap" fo:border="0.06pt solid #000000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1" table:default-cell-style-name="ce3"/>
        <table:table-column table:style-name="co1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19" table:default-cell-style-name="ce3"/>
        <table:table-row table:style-name="ro1" table:number-rows-repeated="2">
          <table:table-cell table:number-columns-repeated="2"/>
          <table:table-cell table:style-name="Default" table:number-columns-repeated="38"/>
        </table:table-row>
        <table:table-row table:style-name="ro1" table:number-rows-repeated="3">
          <table:table-cell table:number-columns-repeated="8"/>
          <table:table-cell table:style-name="Default" table:number-columns-repeated="3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1</text:p>
          </table:table-cell>
          <table:covered-table-cell table:style-name="ce10"/>
          <table:covered-table-cell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List of countries</text:p>
          </table:table-cell>
          <table:covered-table-cell table:style-name="ce10"/>
          <table:covered-table-cell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 table:number-columns-repeated="2"/>
          <table:table-cell table:style-name="Default" table:number-columns-repeated="32"/>
        </table:table-row>
        <table:table-row table:style-name="ro3">
          <table:table-cell table:number-columns-repeated="2"/>
          <table:table-cell table:style-name="ce2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 table:number-columns-repeated="2"/>
          <table:table-cell table:style-name="Default" table:number-columns-repeated="32"/>
        </table:table-row>
        <table:table-row table:style-name="ro4">
          <table:table-cell table:number-columns-repeated="2"/>
          <table:table-cell table:style-name="ce2"/>
          <table:table-cell table:style-name="ce8" table:number-columns-repeated="3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5">
          <table:table-cell table:number-columns-repeated="2"/>
          <table:table-cell table:style-name="ce2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When the user runs the application the list of countries is shown.</text:p>
            <text:p><text:span text:style-name="T1">If the user interacts with them, every name leads to the list of the available services in that country</text:span>.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The system is fully loaded.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6">
          <table:table-cell table:number-columns-repeated="2"/>
          <table:table-cell table:style-name="ce2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1. The user runs the application.</text:p>
            <text:p>2. The application opens correctly.</text:p>
            <text:p>3. The homepage list is shown.</text:p>
            <text:p>4. The use case ends successfully.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7">
          <table:table-cell table:number-columns-repeated="2"/>
          <table:table-cell table:style-name="ce2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If in step 2 the user has no internet connection the app cannot open correctly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 internet connection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High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At least every time the application is run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 table:number-columns-repeated="2"/>
          <table:table-cell table:style-name="Default" table:number-columns-repeated="32"/>
        </table:table-row>
        <table:table-row table:style-name="ro1" table:number-rows-repeated="3">
          <table:table-cell table:number-columns-repeated="3"/>
          <table:table-cell table:style-name="ce9" table:number-columns-repeated="3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2</text:p>
          </table:table-cell>
          <table:covered-table-cell table:style-name="ce10"/>
          <table:covered-table-cell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List of trust service types</text:p>
          </table:table-cell>
          <table:covered-table-cell table:style-name="ce10"/>
          <table:covered-table-cell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 table:number-columns-repeated="34"/>
        </table:table-row>
        <table:table-row table:style-name="ro4">
          <table:table-cell table:number-columns-repeated="2"/>
          <table:table-cell table:style-name="ce2"/>
          <table:table-cell table:style-name="ce8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When a user interacts the list of trust service types is shown.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User interaction</text:p>
          </table:table-cell>
          <table:covered-table-cell table:number-columns-repeated="2" table:style-name="ce7"/>
          <table:table-cell table:number-columns-repeated="34"/>
        </table:table-row>
        <table:table-row table:style-name="ro7">
          <table:table-cell table:number-columns-repeated="2"/>
          <table:table-cell table:style-name="ce2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The system is fully loaded.</text:p>
            <text:p>The system is ready.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 table:number-columns-repeated="34"/>
        </table:table-row>
        <table:table-row table:style-name="ro5">
          <table:table-cell table:number-columns-repeated="2"/>
          <table:table-cell table:style-name="ce2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<text:span text:style-name="T1">1. The user interact to see the list of trust service types</text:span></text:p>
            <text:p><text:span text:style-name="T1">2. The list is shown.</text:span></text:p>
            <text:p><text:span text:style-name="T1">3. The use case ends successfully.</text:span></text:p>
          </table:table-cell>
          <table:covered-table-cell table:number-columns-repeated="2" table:style-name="ce7"/>
          <table:table-cell table:number-columns-repeated="34"/>
        </table:table-row>
        <table:table-row table:style-name="ro7">
          <table:table-cell table:number-columns-repeated="2"/>
          <table:table-cell table:style-name="ce2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If in step 2 the user has no internet connection the app cannot open correctly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 internet connection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List of countries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Medium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Often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 table:number-columns-repeated="34"/>
        </table:table-row>
        <table:table-row table:style-name="ro1" table:number-rows-repeated="3">
          <table:table-cell table:number-columns-repeated="3"/>
          <table:table-cell table:style-name="ce9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3.0</text:p>
          </table:table-cell>
          <table:covered-table-cell table:style-name="ce10"/>
          <table:covered-table-cell table:style-name="ce7"/>
          <table:table-cell/>
          <table:table-cell table:style-name="ce8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3.1</text:p>
          </table:table-cell>
          <table:covered-table-cell table:style-name="ce10"/>
          <table:covered-table-cell table:style-name="ce7"/>
          <table:table-cell table:style-name="ce9"/>
          <table:table-cell table:style-name="ce8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3.2</text:p>
          </table:table-cell>
          <table:covered-table-cell table:style-name="ce10"/>
          <table:covered-table-cell table:style-name="ce7"/>
          <table:table-cell table:style-name="ce9"/>
          <table:table-cell table:style-name="ce8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3.3</text:p>
          </table:table-cell>
          <table:covered-table-cell table:style-name="ce10"/>
          <table:covered-table-cell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Filter by country</text:p>
          </table:table-cell>
          <table:covered-table-cell table:style-name="ce10"/>
          <table:covered-table-cell table:style-name="ce7"/>
          <table:table-cell/>
          <table:table-cell table:style-name="ce8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Filter by provider</text:p>
          </table:table-cell>
          <table:covered-table-cell table:style-name="ce10"/>
          <table:covered-table-cell table:style-name="ce7"/>
          <table:table-cell table:style-name="ce9"/>
          <table:table-cell table:style-name="ce8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Filter by type of service</text:p>
          </table:table-cell>
          <table:covered-table-cell table:style-name="ce10"/>
          <table:covered-table-cell table:style-name="ce7"/>
          <table:table-cell table:style-name="ce9"/>
          <table:table-cell table:style-name="ce8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Filter by state of service</text:p>
          </table:table-cell>
          <table:covered-table-cell table:style-name="ce10"/>
          <table:covered-table-cell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/>
          <table:table-cell table:style-name="ce8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 table:style-name="ce9"/>
          <table:table-cell table:style-name="ce8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 table:style-name="ce9"/>
          <table:table-cell table:style-name="ce8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/>
          <table:table-cell table:style-name="ce8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 table:style-name="ce9"/>
          <table:table-cell table:style-name="ce8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 table:style-name="ce9"/>
          <table:table-cell table:style-name="ce8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 table:number-columns-repeated="19"/>
        </table:table-row>
        <table:table-row table:style-name="ro8">
          <table:table-cell table:number-columns-repeated="2"/>
          <table:table-cell table:style-name="ce2"/>
          <table:table-cell table:style-name="ce8" table:number-columns-repeated="3"/>
          <table:table-cell/>
          <table:table-cell table:style-name="ce8" table:number-columns-repeated="4"/>
          <table:table-cell table:style-name="ce9"/>
          <table:table-cell table:style-name="ce8" table:number-columns-repeated="4"/>
          <table:table-cell table:style-name="ce9"/>
          <table:table-cell table:style-name="ce8" table:number-columns-repeated="4"/>
          <table:table-cell table:number-columns-repeated="19"/>
        </table:table-row>
        <table:table-row table:style-name="ro9">
          <table:table-cell table:number-columns-repeated="2"/>
          <table:table-cell table:style-name="ce2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 table:number-columns-repeated="19"/>
        </table:table-row>
        <table:table-row table:style-name="ro7">
          <table:table-cell table:number-columns-repeated="2"/>
          <table:table-cell table:style-name="ce2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The filter allows the user to select the countries for which the services are shown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The filter allows the user to select the providers for which the services are show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The filter allows the user to select the types for which the services are show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The filter allows the user to select the state for which the services are shown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User interaction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User interactio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User interactio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User interaction</text:p>
          </table:table-cell>
          <table:covered-table-cell table:number-columns-repeated="2" table:style-name="ce7"/>
          <table:table-cell table:number-columns-repeated="19"/>
        </table:table-row>
        <table:table-row table:style-name="ro7">
          <table:table-cell table:number-columns-repeated="2"/>
          <table:table-cell table:style-name="ce2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<text:span text:style-name="T1">The system is fully loaded.</text:span></text:p>
            <text:p><text:span text:style-name="T1">The system is ready.</text:span>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<text:span text:style-name="T1">The system is fully loaded.</text:span></text:p>
            <text:p><text:span text:style-name="T1">The system is ready.</text:span>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<text:span text:style-name="T1">The system is fully loaded.</text:span></text:p>
            <text:p><text:span text:style-name="T1">The system is ready.</text:span>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<text:span text:style-name="T1">The system is fully loaded.</text:span></text:p>
            <text:p><text:span text:style-name="T1">The system is ready.</text:span>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 table:number-columns-repeated="19"/>
        </table:table-row>
        <table:table-row table:style-name="ro5">
          <table:table-cell table:number-columns-repeated="2"/>
          <table:table-cell table:style-name="ce2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<text:span text:style-name="T1">1. The user interact to use the filter.</text:span></text:p>
            <text:p><text:span text:style-name="T1">2. The filtered query is shown.</text:span></text:p>
            <text:p><text:span text:style-name="T1">3. The use case ends successfully.</text:span>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<text:span text:style-name="T1">1. The user interact to use the filter.</text:span></text:p>
            <text:p><text:span text:style-name="T1">2. The filtered query is shown.</text:span></text:p>
            <text:p><text:span text:style-name="T1">3. The use case ends successfully.</text:span>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<text:span text:style-name="T1">1. The user interact to use the filter.</text:span></text:p>
            <text:p><text:span text:style-name="T1">2. The filtered query is shown.</text:span></text:p>
            <text:p><text:span text:style-name="T1">3. The use case ends successfully.</text:span>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<text:span text:style-name="T1">1. The user interact to use the filter.</text:span></text:p>
            <text:p><text:span text:style-name="T1">2. The filtered query is shown.</text:span></text:p>
            <text:p><text:span text:style-name="T1">3. The use case ends successfully.</text:span>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 internet connection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 internet connectio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 internet connectio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 internet connection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List of countries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List of countries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List of countries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List of countries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High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High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High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High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Sometime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Sometime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Sometime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Sometime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/>
          <table:table-cell table:style-name="ce8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 table:style-name="ce9"/>
          <table:table-cell table:style-name="ce8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 table:style-name="ce9"/>
          <table:table-cell table:style-name="ce8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9" table:number-columns-repeated="3"/>
          <table:table-cell/>
          <table:table-cell table:style-name="ce9" table:number-columns-repeated="14"/>
          <table:table-cell table:number-columns-repeated="19"/>
        </table:table-row>
        <table:table-row table:style-name="ro1">
          <table:table-cell table:number-columns-repeated="3"/>
          <table:table-cell table:style-name="ce9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4</text:p>
          </table:table-cell>
          <table:covered-table-cell table:style-name="ce10"/>
          <table:covered-table-cell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Guide</text:p>
          </table:table-cell>
          <table:covered-table-cell table:style-name="ce10"/>
          <table:covered-table-cell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 table:number-columns-repeated="34"/>
        </table:table-row>
        <table:table-row table:style-name="ro4">
          <table:table-cell table:number-columns-repeated="2"/>
          <table:table-cell table:style-name="ce2"/>
          <table:table-cell table:style-name="ce8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The user can examine a brief guide on how to use the application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User interaction</text:p>
          </table:table-cell>
          <table:covered-table-cell table:number-columns-repeated="2" table:style-name="ce7"/>
          <table:table-cell table:number-columns-repeated="34"/>
        </table:table-row>
        <table:table-row table:style-name="ro7">
          <table:table-cell table:number-columns-repeated="2"/>
          <table:table-cell table:style-name="ce2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<text:span text:style-name="T1">The system is fully loaded.</text:span></text:p>
            <text:p><text:span text:style-name="T1">The system is ready.</text:span>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 table:number-columns-repeated="34"/>
        </table:table-row>
        <table:table-row table:style-name="ro5">
          <table:table-cell table:number-columns-repeated="2"/>
          <table:table-cell table:style-name="ce2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<text:span text:style-name="T1">1. The user interact to consult the guide.</text:span></text:p>
            <text:p><text:span text:style-name="T1">2. The guide is shown.</text:span></text:p>
            <text:p><text:span text:style-name="T1">3. The use case ends successfully.</text:span>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List of countries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Low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Often the first times the application is used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 table:number-columns-repeated="34"/>
        </table:table-row>
        <table:table-row table:style-name="ro1" table:number-rows-repeated="70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5:25:20.7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22-05-21T17:34:56.407000000</dc:date>
    <meta:editing-duration>PT3H16M46S</meta:editing-duration>
    <meta:editing-cycles>9</meta:editing-cycles>
    <meta:document-statistic meta:table-count="1" meta:cell-count="294" meta:object-count="0"/>
  </office:meta>
</office:document-meta>
</file>